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0000004000EF9888A39FA197D.tif" manifest:media-type="image/tiff"/>
  <manifest:file-entry manifest:full-path="Pictures/100002010000014000000147DF0A67376DC4352E.png" manifest:media-type="image/png"/>
  <manifest:file-entry manifest:full-path="Pictures/10000201000001EB000001B6CFA33E1B51CE7130.png" manifest:media-type="image/png"/>
  <manifest:file-entry manifest:full-path="Pictures/100002010000011E000001206D8106D3D788DED7.png" manifest:media-type="image/png"/>
  <manifest:file-entry manifest:full-path="Pictures/10000201000001650000017EFBB2646D41C74B45.png" manifest:media-type="image/png"/>
  <manifest:file-entry manifest:full-path="Pictures/1000000000000640000004103746E63FD8FDDE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25cm" svg:stroke-color="#1c1c1c" draw:marker-start-width="0.266cm" draw:marker-end-width="0.2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6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2.161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412cm" fo:min-width="6.882cm" fo:padding-top="0.137cm" fo:padding-bottom="0.137cm" fo:padding-left="0.262cm" fo:padding-right="0.262cm"/>
    </style:style>
    <style:style style:name="gr7" style:family="graphic" style:parent-style-name="Object_20_with_20_no_20_fill_20_and_20_no_20_line">
      <style:graphic-properties draw:stroke="solid" svg:stroke-width="0.025cm" svg:stroke-color="#1c1c1c" draw:marker-start-width="0.266cm" draw:marker-end-width="0.266cm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2.4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4.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.87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rial1" fo:font-size="12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style:font-name="Arial1" fo:font-size="12pt" fo:font-style="normal" style:font-size-asian="18pt" style:font-style-asian="normal" style:font-size-complex="18pt" style:font-style-complex="normal"/>
    </style:style>
    <style:style style:name="P5" style:family="paragraph">
      <loext:graphic-properties draw:fill="none" draw:fill-color="#ffffff"/>
      <style:paragraph-properties style:writing-mode="lr-tb"/>
      <style:text-properties style:font-name="Arial1" fo:font-size="12pt" fo:font-style="italic" style:font-size-asian="18pt" style:font-style-asian="italic" style:font-size-complex="18pt" style:font-style-complex="italic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color="#eeeeee" style:font-name="Arial1" fo:font-size="12pt" fo:font-style="normal" style:font-size-asian="18pt" style:font-style-asian="italic" style:font-size-complex="18pt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18pt" fo:font-weight="bold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color="#eeeeee" style:font-name="Arial" fo:font-size="18pt" fo:font-weight="bold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Arial1" fo:font-size="12pt" style:font-size-asian="18pt" style:font-size-complex="18pt"/>
    </style:style>
    <style:style style:name="P11" style:family="paragraph">
      <loext:graphic-properties draw:fill="none" draw:fill-color="#ffffff"/>
      <style:paragraph-properties fo:text-align="end" style:writing-mode="lr-tb"/>
      <style:text-properties fo:color="#28f360" style:font-name="Arial1" fo:font-size="12pt" style:font-size-asian="18pt" style:font-size-complex="18pt"/>
    </style:style>
    <style:style style:name="T1" style:family="text">
      <style:text-properties style:font-name="Arial1" fo:font-size="12pt" style:font-size-asian="18pt" style:font-size-complex="18pt"/>
    </style:style>
    <style:style style:name="T2" style:family="text">
      <style:text-properties style:font-name="Arial1" fo:font-size="12pt" fo:font-style="normal" style:font-size-asian="18pt" style:font-style-asian="normal" style:font-size-complex="18pt" style:font-style-complex="normal"/>
    </style:style>
    <style:style style:name="T3" style:family="text">
      <style:text-properties style:text-position="super 58%" style:font-name="Arial1" fo:font-size="12pt" fo:font-style="normal" style:font-size-asian="18pt" style:font-style-asian="normal" style:font-size-complex="18pt" style:font-style-complex="normal"/>
    </style:style>
    <style:style style:name="T4" style:family="text">
      <style:text-properties style:font-name="Arial1" fo:font-size="12pt" fo:font-style="italic" style:font-size-asian="18pt" style:font-style-asian="italic" style:font-size-complex="18pt" style:font-style-complex="italic"/>
    </style:style>
    <style:style style:name="T5" style:family="text">
      <style:text-properties fo:color="#eeeeee" style:text-position="0% 100%" style:font-name="Arial1" fo:font-size="12pt" fo:font-style="normal" style:font-size-asian="18pt" style:font-style-asian="italic" style:font-size-complex="18pt" style:font-style-complex="italic"/>
    </style:style>
    <style:style style:name="T6" style:family="text">
      <style:text-properties fo:color="#eeeeee" style:text-position="super 58%" style:font-name="Arial1" fo:font-size="12pt" fo:font-style="normal" style:font-size-asian="18pt" style:font-style-asian="italic" style:font-size-complex="18pt" style:font-style-complex="italic"/>
    </style:style>
    <style:style style:name="T7" style:family="text">
      <style:text-properties style:font-name="Arial" fo:font-size="18pt" fo:font-weight="bold" style:font-size-asian="18pt" style:font-size-complex="18pt"/>
    </style:style>
    <style:style style:name="T8" style:family="text">
      <style:text-properties fo:color="#eeeeee" style:font-name="Arial" fo:font-size="18pt" fo:font-weight="bold" style:font-size-asian="18pt" style:font-size-complex="18pt"/>
    </style:style>
    <style:style style:name="T9" style:family="text">
      <style:text-properties fo:color="#28f360" style:font-name="Arial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59cm" svg:height="6.603cm" svg:x="9.873cm" svg:y="1.832cm">
          <draw:image xlink:href="Pictures/1000000000000640000004103746E63FD8FDDEF6.png" xlink:type="simple" xlink:show="embed" xlink:actuate="onLoad" loext:mime-type="image/png">
            <text:p/>
          </draw:image>
        </draw:frame>
        <draw:frame draw:style-name="gr2" draw:text-style-name="P1" draw:layer="layout" svg:width="7.403cm" svg:height="6.604cm" svg:x="2.07cm" svg:y="1.77cm">
          <draw:image xlink:href="Pictures/10000201000001EB000001B6CFA33E1B51CE7130.png" xlink:type="simple" xlink:show="embed" xlink:actuate="onLoad" loext:mime-type="image/png">
            <text:p/>
          </draw:image>
        </draw:frame>
        <draw:frame draw:style-name="gr3" draw:text-style-name="P3" draw:layer="layout" svg:width="2.864cm" svg:height="1.199cm" svg:x="6.609cm" svg:y="2.969cm">
          <draw:text-box>
            <text:p text:style-name="P2"><text:span text:style-name="T1">anterolateral</text:span></text:p>
            <text:p text:style-name="P2"><text:span text:style-name="T1">“</text:span><text:span text:style-name="T1">tuberal”</text:span></text:p>
          </draw:text-box>
        </draw:frame>
        <draw:line draw:style-name="gr4" draw:text-style-name="P1" draw:layer="layout" svg:x1="7.404cm" svg:y1="4.168cm" svg:x2="7.15cm" svg:y2="5.188cm">
          <text:p/>
        </draw:line>
        <draw:frame draw:style-name="gr5" draw:text-style-name="P4" draw:layer="layout" svg:width="2.661cm" svg:height="0.74cm" svg:x="4.443cm" svg:y="0.924cm">
          <draw:text-box>
            <text:p><text:span text:style-name="T2">Nr5a1</text:span><text:span text:style-name="T3">tdTomato</text:span></text:p>
          </draw:text-box>
        </draw:frame>
        <draw:custom-shape draw:style-name="gr6" draw:text-style-name="P1" draw:layer="layout" svg:width="7.406cm" svg:height="0.686cm" svg:x="2.07cm" svg:y="0.951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.064cm" svg:height="4.153cm" svg:x="2.07cm" svg:y="8.583cm">
          <draw:image xlink:href="Pictures/100002010000014000000147DF0A67376DC4352E.png" xlink:type="simple" xlink:show="embed" xlink:actuate="onLoad" loext:mime-type="image/png">
            <text:p/>
          </draw:image>
        </draw:frame>
        <draw:frame draw:style-name="gr7" draw:text-style-name="P1" draw:layer="layout" svg:width="3.886cm" svg:height="4.166cm" svg:x="6.325cm" svg:y="8.598cm">
          <draw:image xlink:href="Pictures/10000201000001650000017EFBB2646D41C74B45.png" xlink:type="simple" xlink:show="embed" xlink:actuate="onLoad" loext:mime-type="image/png">
            <text:p/>
          </draw:image>
        </draw:frame>
        <draw:frame draw:style-name="gr7" draw:text-style-name="P1" draw:layer="layout" svg:width="4.14cm" svg:height="4.166cm" svg:x="10.363cm" svg:y="8.598cm">
          <draw:image xlink:href="Pictures/100002010000011E000001206D8106D3D788DED7.png" xlink:type="simple" xlink:show="embed" xlink:actuate="onLoad" loext:mime-type="image/png">
            <text:p/>
          </draw:image>
        </draw:frame>
        <draw:frame draw:style-name="gr8" draw:text-style-name="P5" draw:layer="layout" svg:width="1.683cm" svg:height="0.725cm" svg:x="4.594cm" svg:y="8.551cm">
          <draw:text-box>
            <text:p><text:span text:style-name="T4">Foxp2</text:span></text:p>
          </draw:text-box>
        </draw:frame>
        <draw:frame draw:style-name="gr9" draw:text-style-name="P5" draw:layer="layout" svg:width="1.518cm" svg:height="0.725cm" svg:x="8.841cm" svg:y="8.551cm">
          <draw:text-box>
            <text:p><text:span text:style-name="T4">Cdh7</text:span></text:p>
          </draw:text-box>
        </draw:frame>
        <draw:frame draw:style-name="gr10" draw:text-style-name="P5" draw:layer="layout" svg:width="1.137cm" svg:height="0.725cm" svg:x="13.498cm" svg:y="8.551cm">
          <draw:text-box>
            <text:p><text:span text:style-name="T4">Ust</text:span></text:p>
          </draw:text-box>
        </draw:frame>
        <draw:frame draw:style-name="gr2" draw:text-style-name="P1" draw:layer="layout" svg:width="5.537cm" svg:height="4.166cm" svg:x="14.737cm" svg:y="8.598cm">
          <draw:image xlink:href="Pictures/1000000000000550000004000EF9888A39FA197D.tif" xlink:type="simple" xlink:show="embed" xlink:actuate="onLoad" loext:mime-type="image/tiff">
            <text:p/>
          </draw:image>
        </draw:frame>
        <draw:frame draw:style-name="gr11" draw:text-style-name="P7" draw:layer="layout" svg:width="2.945cm" svg:height="0.74cm" svg:x="17.515cm" svg:y="8.536cm">
          <draw:text-box>
            <text:p text:style-name="P6"><text:span text:style-name="T5">Foxp2</text:span><text:span text:style-name="T6">eGFP-L10a</text:span></text:p>
          </draw:text-box>
        </draw:frame>
        <draw:frame draw:style-name="gr12" draw:text-style-name="P8" draw:layer="layout" svg:width="0.959cm" svg:height="0.962cm" svg:x="1.973cm" svg:y="1.702cm">
          <draw:text-box>
            <text:p><text:span text:style-name="T7">A</text:span></text:p>
          </draw:text-box>
        </draw:frame>
        <draw:frame draw:style-name="gr12" draw:text-style-name="P8" draw:layer="layout" svg:width="0.959cm" svg:height="0.962cm" svg:x="9.573cm" svg:y="1.702cm">
          <draw:text-box>
            <text:p><text:span text:style-name="T7">B</text:span></text:p>
          </draw:text-box>
        </draw:frame>
        <draw:frame draw:style-name="gr12" draw:text-style-name="P8" draw:layer="layout" svg:width="0.959cm" svg:height="0.962cm" svg:x="1.941cm" svg:y="8.538cm">
          <draw:text-box>
            <text:p><text:span text:style-name="T7">C</text:span></text:p>
          </draw:text-box>
        </draw:frame>
        <draw:frame draw:style-name="gr12" draw:text-style-name="P8" draw:layer="layout" svg:width="0.959cm" svg:height="0.962cm" svg:x="6.141cm" svg:y="8.538cm">
          <draw:text-box>
            <text:p><text:span text:style-name="T7">D</text:span></text:p>
          </draw:text-box>
        </draw:frame>
        <draw:frame draw:style-name="gr13" draw:text-style-name="P8" draw:layer="layout" svg:width="0.925cm" svg:height="0.962cm" svg:x="10.241cm" svg:y="8.538cm">
          <draw:text-box>
            <text:p><text:span text:style-name="T7">E</text:span></text:p>
          </draw:text-box>
        </draw:frame>
        <draw:frame draw:style-name="gr14" draw:text-style-name="P9" draw:layer="layout" svg:width="0.891cm" svg:height="0.962cm" svg:x="14.641cm" svg:y="8.538cm">
          <draw:text-box>
            <text:p><text:span text:style-name="T8">F</text:span></text:p>
          </draw:text-box>
        </draw:frame>
        <draw:frame draw:style-name="gr15" draw:text-style-name="P10" draw:layer="layout" svg:width="4.82cm" svg:height="0.74cm" draw:transform="rotate (1.5707963267949) translate (1.308cm 13.108cm)">
          <draw:text-box>
            <text:p><text:span text:style-name="T1">Al</text:span><text:span text:style-name="T1">le</text:span><text:span text:style-name="T1">n </text:span><text:span text:style-name="T1">Br</text:span><text:span text:style-name="T1">ai</text:span><text:span text:style-name="T1">n </text:span><text:span text:style-name="T1">At</text:span><text:span text:style-name="T1">la</text:span><text:span text:style-name="T1">s </text:span><text:span text:style-name="T4">in </text:span><text:span text:style-name="T4">sit</text:span><text:span text:style-name="T4">u</text:span></text:p>
          </draw:text-box>
        </draw:frame>
        <draw:frame draw:style-name="gr15" draw:text-style-name="P10" draw:layer="layout" svg:width="4.82cm" svg:height="0.74cm" draw:transform="rotate (1.5707963267949) translate (1.308cm 7.508cm)">
          <draw:text-box>
            <text:p><text:span text:style-name="T1">Allen Brain Atlas </text:span><text:span text:style-name="T4">in situ</text:span></text:p>
          </draw:text-box>
        </draw:frame>
        <draw:frame draw:style-name="gr16" draw:text-style-name="P11" draw:layer="layout" svg:width="1.374cm" svg:height="0.74cm" svg:x="19.116cm" svg:y="12.136cm">
          <draw:text-box>
            <text:p text:style-name="P6"><text:span text:style-name="T9">G</text:span><text:span text:style-name="T9">F</text:span><text:span text:style-name="T9">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21:26:20.457098053</meta:creation-date>
    <dc:date>2021-05-17T21:33:01.606950047</dc:date>
    <meta:editing-duration>PT6M39S</meta:editing-duration>
    <meta:editing-cycles>4</meta:editing-cycles>
    <meta:generator>LibreOffice/6.4.7.2$Linux_X86_64 LibreOffice_project/40$Build-2</meta:generator>
    <meta:document-statistic meta:object-count="23"/>
  </office:meta>
</office:document-meta>
</file>